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final_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 correct</text:p>
          </table:table-cell>
          <table:table-cell office:value-type="string" calcext:value-type="string">
            <text:p>num wrong</text:p>
          </table:table-cell>
          <table:table-cell office:value-type="string" calcext:value-type="string">
            <text:p>percent right</text:p>
          </table:table-cell>
          <table:table-cell office:value-type="string" calcext:value-type="string">
            <text:p>sections</text:p>
          </table:table-cell>
          <table:table-cell office:value-type="string" calcext:value-type="string">
            <text:p>hidden neuron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percentage" office:value="0.926470588235294" calcext:value-type="percentage">
            <text:p>92.65%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percentage" office:value="0.897058823529412" calcext:value-type="percentage">
            <text:p>89.71%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percentage" office:value="0.897058823529412" calcext:value-type="percentage">
            <text:p>89.71%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percentage" office:value="0.889705882352941" calcext:value-type="percentage">
            <text:p>88.97%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percentage" office:value="0.889705882352941" calcext:value-type="percentage">
            <text:p>88.97%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percentage" office:value="0.889705882352941" calcext:value-type="percentage">
            <text:p>88.97%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percentage" office:value="0.794117647058823" calcext:value-type="percentage">
            <text:p>79.41%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percentage" office:value="0.794117647058823" calcext:value-type="percentage">
            <text:p>79.41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percentage" office:value="0.794117647058823" calcext:value-type="percentage">
            <text:p>79.41%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percentage" office:value="0.794117647058823" calcext:value-type="percentage">
            <text:p>79.41%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percentage" office:value="0.794117647058823" calcext:value-type="percentage">
            <text:p>79.41%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percentage" office:value="0.794117647058823" calcext:value-type="percentage">
            <text:p>79.41%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percentage" office:value="0.794117647058823" calcext:value-type="percentage">
            <text:p>79.41%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percentage" office:value="0.779411764705882" calcext:value-type="percentage">
            <text:p>77.94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percentage" office:value="0.779411764705882" calcext:value-type="percentage">
            <text:p>77.94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percentage" office:value="0.779411764705882" calcext:value-type="percentage">
            <text:p>77.94%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percentage" office:value="0.779411764705882" calcext:value-type="percentage">
            <text:p>77.94%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percentage" office:value="0.779411764705882" calcext:value-type="percentage">
            <text:p>77.94%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percentage" office:value="0.772058823529412" calcext:value-type="percentage">
            <text:p>77.21%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percentage" office:value="0.772058823529412" calcext:value-type="percentage">
            <text:p>77.21%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percentage" office:value="0.772058823529412" calcext:value-type="percentage">
            <text:p>77.21%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percentage" office:value="0.772058823529412" calcext:value-type="percentage">
            <text:p>77.21%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percentage" office:value="0.772058823529412" calcext:value-type="percentage">
            <text:p>77.21%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percentage" office:value="0.764705882352941" calcext:value-type="percentage">
            <text:p>76.47%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percentage" office:value="0.764705882352941" calcext:value-type="percentage">
            <text:p>76.47%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percentage" office:value="0.757352941176471" calcext:value-type="percentage">
            <text:p>75.74%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percentage" office:value="0.757352941176471" calcext:value-type="percentage">
            <text:p>75.74%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percentage" office:value="0.757352941176471" calcext:value-type="percentage">
            <text:p>75.74%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percentage" office:value="0.742647058823529" calcext:value-type="percentage">
            <text:p>74.26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percentage" office:value="0.742647058823529" calcext:value-type="percentage">
            <text:p>74.26%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percentage" office:value="0.742647058823529" calcext:value-type="percentage">
            <text:p>74.26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percentage" office:value="0.742647058823529" calcext:value-type="percentage">
            <text:p>74.26%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percentage" office:value="0.742647058823529" calcext:value-type="percentage">
            <text:p>74.26%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percentage" office:value="0.727941176470588" calcext:value-type="percentage">
            <text:p>72.79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percentage" office:value="0.727941176470588" calcext:value-type="percentage">
            <text:p>72.79%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percentage" office:value="0.727941176470588" calcext:value-type="percentage">
            <text:p>72.79%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percentage" office:value="0.727941176470588" calcext:value-type="percentage">
            <text:p>72.79%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percentage" office:value="0.727941176470588" calcext:value-type="percentage">
            <text:p>72.79%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percentage" office:value="0.727941176470588" calcext:value-type="percentage">
            <text:p>72.79%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percentage" office:value="0.720588235294118" calcext:value-type="percentage">
            <text:p>72.06%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percentage" office:value="0.720588235294118" calcext:value-type="percentage">
            <text:p>72.06%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percentage" office:value="0.713235294117647" calcext:value-type="percentage">
            <text:p>71.32%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percentage" office:value="0.713235294117647" calcext:value-type="percentage">
            <text:p>71.32%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percentage" office:value="0.713235294117647" calcext:value-type="percentage">
            <text:p>71.32%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percentage" office:value="0.713235294117647" calcext:value-type="percentage">
            <text:p>71.32%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office:value-type="percentage" office:value="0.316176470588235" calcext:value-type="percentage">
            <text:p>31.62%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104825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final_output.A1:final_output.E325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4T10:30:35.533940020</dc:date>
    <meta:editing-duration>PT3M1S</meta:editing-duration>
    <meta:editing-cycles>1</meta:editing-cycles>
    <meta:document-statistic meta:table-count="1" meta:cell-count="1625" meta:object-count="0"/>
    <meta:generator>LibreOffice/5.0.2.2$Linux_X86_64 LibreOffice_project/00m0$Build-2</meta:generator>
  </office:meta>
</office:document-meta>
</file>